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Condensed" svg:font-family="'Roboto Condensed', sans-serif"/>
    <style:font-face style:name="Roboto1" svg:font-family="Roboto, Arial"/>
    <style:font-face style:name="Roboto" svg:font-family="Roboto, Roboto, Arial"/>
    <style:font-face style:name="roboto" svg:font-family="roboto, 'Segoe ui', arial"/>
    <style:font-face style:name="Caladea" svg:font-family="Caladea" style:font-pitch="variable"/>
    <style:font-face style:name="DejaVu Sans" svg:font-family="'DejaVu San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officeooo:rsid="001149f9" officeooo:paragraph-rsid="001149f9"/>
    </style:style>
    <style:style style:name="P2" style:family="paragraph" style:parent-style-name="Standard">
      <style:paragraph-properties fo:text-align="justify" style:justify-single-word="false"/>
      <style:text-properties officeooo:rsid="001149f9" officeooo:paragraph-rsid="001149f9"/>
    </style:style>
    <style:style style:name="P3" style:family="paragraph" style:parent-style-name="Standard">
      <style:paragraph-properties fo:text-align="justify" style:justify-single-word="false"/>
      <style:text-properties fo:font-size="14pt" officeooo:rsid="001177b3" officeooo:paragraph-rsid="001177b3" style:font-size-asian="14pt" style:font-size-complex="14pt"/>
    </style:style>
    <style:style style:name="P4" style:family="paragraph" style:parent-style-name="Standard">
      <style:paragraph-properties fo:text-align="center" style:justify-single-word="false"/>
      <style:text-properties fo:font-size="14pt" fo:font-weight="bold" officeooo:rsid="001149f9" officeooo:paragraph-rsid="001149f9"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officeooo:rsid="001149f9" officeooo:paragraph-rsid="001149f9" style:font-size-asian="12.25pt" style:font-size-complex="14pt"/>
    </style:style>
    <style:style style:name="P6" style:family="paragraph" style:parent-style-name="Standard">
      <style:paragraph-properties fo:text-align="justify" style:justify-single-word="false"/>
      <style:text-properties fo:font-size="14pt" officeooo:rsid="001177b3" officeooo:paragraph-rsid="001177b3" style:font-size-asian="12.25pt" style:font-size-complex="14pt"/>
    </style:style>
    <style:style style:name="P7" style:family="paragraph" style:parent-style-name="Standard">
      <style:paragraph-properties fo:text-align="justify" style:justify-single-word="false"/>
      <style:text-properties fo:font-size="14pt" officeooo:paragraph-rsid="001149f9"/>
    </style:style>
    <style:style style:name="P8" style:family="paragraph" style:parent-style-name="Standard">
      <style:paragraph-properties fo:text-align="justify" style:justify-single-word="false"/>
      <style:text-properties officeooo:paragraph-rsid="001177b3"/>
    </style:style>
    <style:style style:name="P9" style:family="paragraph" style:parent-style-name="Standard">
      <style:text-properties officeooo:paragraph-rsid="001149f9"/>
    </style:style>
    <style:style style:name="P10" style:family="paragraph" style:parent-style-name="Text_20_body">
      <loext:graphic-properties draw:fill="none" draw:fill-color="#ffffff"/>
      <style:paragraph-properties fo:margin-left="0in" fo:margin-right="0in" fo:margin-top="0in" fo:margin-bottom="0.0728in" loext:contextual-spacing="false" style:line-height-at-least="0.1874in" fo:orphans="2" fo:widows="2" fo:text-indent="0in" style:auto-text-indent="false" fo:background-color="transparent" fo:padding="0in" fo:border="none"/>
      <style:text-properties fo:font-variant="normal" fo:text-transform="none" fo:color="#333333" style:text-line-through-style="none" style:text-line-through-type="none" style:font-name="Roboto" fo:font-size="9.75pt" fo:letter-spacing="normal" fo:font-style="normal" style:text-underline-style="none" fo:font-weight="normal" style:text-blinking="false"/>
    </style:style>
    <style:style style:name="P11" style:family="paragraph" style:parent-style-name="Text_20_body">
      <loext:graphic-properties draw:fill="none" draw:fill-color="#ffffff"/>
      <style:paragraph-properties fo:margin-left="0in" fo:margin-right="0in" fo:margin-top="0in" fo:margin-bottom="0.0728in" loext:contextual-spacing="false" style:line-height-at-least="0.1874in" fo:orphans="2" fo:widows="2" fo:text-indent="0in" style:auto-text-indent="false" fo:background-color="transparent" fo:padding="0in" fo:border="none"/>
      <style:text-properties fo:font-variant="normal" fo:text-transform="none" fo:color="#333333" style:text-line-through-style="none" style:text-line-through-type="none" style:font-name="Roboto" fo:font-size="14pt" fo:letter-spacing="normal" fo:font-style="normal" style:text-underline-style="none" fo:font-weight="normal" style:text-blinking="false" style:font-size-asian="14pt" style:font-size-complex="14pt"/>
    </style:style>
    <style:style style:name="P12" style:family="paragraph" style:parent-style-name="Text_20_body">
      <loext:graphic-properties draw:fill="none" draw:fill-color="#ffffff"/>
      <style:paragraph-properties fo:margin-left="0in" fo:margin-right="0in" fo:margin-top="0in" fo:margin-bottom="0in" loext:contextual-spacing="false" style:line-height-at-least="0.1874in" fo:orphans="2" fo:widows="2" fo:text-indent="0in" style:auto-text-indent="false" fo:background-color="transparent" fo:padding="0in" fo:border="none"/>
    </style:style>
    <style:style style:name="T1" style:family="text">
      <style:text-properties fo:font-variant="normal" fo:text-transform="none" fo:color="#333333" style:text-line-through-style="none" style:text-line-through-type="none" style:font-name="Roboto" fo:font-size="9.75pt" fo:letter-spacing="normal" fo:font-style="normal" style:text-underline-style="none" fo:font-weight="normal" style:text-blinking="false"/>
    </style:style>
    <style:style style:name="T2" style:family="text">
      <style:text-properties fo:font-variant="normal" fo:text-transform="none" fo:color="#333333" style:text-line-through-style="none" style:text-line-through-type="none" style:font-name="Roboto" fo:font-size="9.75pt" fo:letter-spacing="normal" fo:font-style="normal" style:text-underline-style="none" fo:font-weight="normal" style:text-blinking="false" fo:background-color="transparent" loext:char-shading-value="0" loext:padding="0in" loext:border="none"/>
    </style:style>
    <style:style style:name="T3" style:family="text">
      <style:text-properties fo:font-variant="normal" fo:text-transform="none" fo:color="#333333" style:text-line-through-style="none" style:text-line-through-type="none" style:font-name="Roboto" fo:font-size="14pt" fo:letter-spacing="normal" fo:font-style="normal" style:text-underline-style="none" fo:font-weight="normal" style:text-blinking="false" style:font-size-asian="14pt" style:font-size-complex="14pt"/>
    </style:style>
    <style:style style:name="T4" style:family="text">
      <style:text-properties fo:font-variant="normal" fo:text-transform="none" fo:color="#333333" style:text-line-through-style="none" style:text-line-through-type="none" style:font-name="Roboto" fo:font-size="14pt" fo:letter-spacing="normal" fo:font-style="normal" style:text-underline-style="none" fo:font-weight="normal" style:text-blinking="false" fo:background-color="transparent" loext:char-shading-value="0" style:font-size-asian="14pt" style:font-size-complex="14pt" loext:padding="0in" loext:border="none"/>
    </style:style>
    <style:style style:name="T5" style:family="text">
      <style:text-properties fo:font-variant="normal" fo:text-transform="none" fo:color="#333333" style:text-line-through-style="none" style:text-line-through-type="none" style:font-name="Roboto" fo:letter-spacing="normal" fo:font-style="normal" style:text-underline-style="none" fo:font-weight="normal" style:text-blinking="false"/>
    </style:style>
    <style:style style:name="T6" style:family="text">
      <style:text-properties fo:font-variant="normal" fo:text-transform="none" fo:color="#333333" style:text-line-through-style="none" style:text-line-through-type="none" style:font-name="Roboto" fo:letter-spacing="normal" fo:font-style="normal" style:text-underline-style="none" fo:font-weight="normal" style:text-blinking="false" fo:background-color="transparent" loext:char-shading-value="0" loext:padding="0in" loext:border="none"/>
    </style:style>
    <style:style style:name="T7" style:family="text">
      <style:text-properties fo:font-variant="normal" fo:text-transform="none" fo:color="#333333" style:text-line-through-style="none" style:text-line-through-type="none" style:font-name="Caladea" fo:font-size="14pt" fo:letter-spacing="normal" fo:font-style="normal" style:text-underline-style="none" fo:font-weight="normal" officeooo:rsid="001149f9" style:text-blinking="false" style:font-size-asian="14pt" style:font-size-complex="14pt"/>
    </style:style>
    <style:style style:name="T8" style:family="text">
      <style:text-properties fo:font-variant="normal" fo:text-transform="none" fo:color="#333333" style:text-line-through-style="none" style:text-line-through-type="none" style:font-name="Caladea" fo:font-size="14pt" fo:letter-spacing="normal" fo:font-style="normal" style:text-underline-style="none" officeooo:rsid="001149f9" style:text-blinking="false" fo:background-color="transparent" loext:char-shading-value="0" style:font-size-asian="14pt" style:font-size-complex="14pt" loext:padding="0in" loext:border="none"/>
    </style:style>
    <style:style style:name="T9" style:family="text">
      <style:text-properties fo:font-variant="normal" fo:text-transform="none" fo:color="#236093" style:text-line-through-style="none" style:text-line-through-type="none" style:font-name="Roboto" fo:font-size="9.75pt" fo:letter-spacing="normal" fo:font-style="normal" style:text-underline-style="none" fo:font-weight="normal" style:text-blinking="false" fo:background-color="transparent" loext:char-shading-value="0" loext:padding="0in" loext:border="none"/>
    </style:style>
    <style:style style:name="T10" style:family="text">
      <style:text-properties fo:font-variant="normal" fo:text-transform="none" fo:color="#236093" style:text-line-through-style="none" style:text-line-through-type="none" style:font-name="Roboto" fo:font-size="14pt" fo:letter-spacing="normal" fo:font-style="normal" style:text-underline-style="none" fo:font-weight="normal" style:text-blinking="false" fo:background-color="transparent" loext:char-shading-value="0" style:font-size-asian="14pt" style:font-size-complex="14pt" loext:padding="0in" loext:border="none"/>
    </style:style>
    <style:style style:name="T11" style:family="text">
      <style:text-properties fo:font-variant="normal" fo:text-transform="none" fo:color="#236093" style:text-line-through-style="none" style:text-line-through-type="none" style:font-name="Roboto Condensed" fo:letter-spacing="normal" fo:font-style="normal" style:text-underline-style="none" fo:font-weight="normal" style:text-blinking="false"/>
    </style:style>
    <style:style style:name="T12" style:family="text">
      <style:text-properties fo:font-variant="normal" fo:text-transform="none" fo:color="#236093" style:text-line-through-style="none" style:text-line-through-type="none" style:font-name="Roboto Condensed" fo:letter-spacing="normal" fo:font-style="normal" style:text-underline-style="none" fo:font-weight="normal" officeooo:rsid="001149f9" style:text-blinking="false" style:font-size-asian="12.25pt" style:font-size-complex="14pt"/>
    </style:style>
    <style:style style:name="T13" style:family="text">
      <style:text-properties fo:font-variant="normal" fo:text-transform="none" fo:color="#236093" style:text-line-through-style="none" style:text-line-through-type="none" style:font-name="Roboto Condensed" fo:letter-spacing="normal" fo:font-style="normal" style:text-underline-style="none" fo:font-weight="normal" style:text-blinking="false" style:font-size-asian="14pt" style:font-size-complex="14pt"/>
    </style:style>
    <style:style style:name="T14" style:family="text">
      <style:text-properties fo:font-variant="normal" fo:text-transform="none" fo:color="#236093" style:text-line-through-style="none" style:text-line-through-type="none" style:font-name="Roboto Condensed" fo:letter-spacing="normal" fo:font-style="normal" style:text-underline-style="none" fo:font-weight="normal" officeooo:rsid="001149f9" style:text-blinking="false" style:font-size-asian="14pt" style:font-size-complex="14pt"/>
    </style:style>
    <style:style style:name="T15" style:family="text">
      <style:text-properties fo:font-variant="normal" fo:text-transform="none" fo:color="#236093" style:text-line-through-style="none" style:text-line-through-type="none" style:font-name="Roboto Condensed" fo:font-size="14pt" fo:letter-spacing="normal" fo:font-style="normal" style:text-underline-style="none" fo:font-weight="normal" officeooo:rsid="001149f9" style:text-blinking="false" style:font-size-asian="14pt" style:font-size-complex="14pt"/>
    </style:style>
    <style:style style:name="T16" style:family="text">
      <style:text-properties fo:font-variant="normal" fo:text-transform="none" fo:color="#236093" style:text-line-through-style="none" style:text-line-through-type="none" style:font-name="Roboto Condensed" fo:font-size="14pt" fo:letter-spacing="normal" fo:font-style="normal" style:text-underline-style="none" fo:font-weight="normal" officeooo:rsid="001177b3" style:text-blinking="false" style:font-size-asian="12.25pt" style:font-size-complex="14pt"/>
    </style:style>
    <style:style style:name="T17" style:family="text">
      <style:text-properties fo:font-variant="normal" fo:text-transform="none" fo:color="#236093" style:text-line-through-style="none" style:text-line-through-type="none" style:font-name="Caladea" fo:font-size="14pt" fo:letter-spacing="normal" fo:font-style="normal" style:text-underline-style="none" fo:font-weight="normal" officeooo:rsid="001149f9" style:text-blinking="false" fo:background-color="transparent" loext:char-shading-value="0" style:font-size-asian="14pt" style:font-size-complex="14pt" loext:padding="0in" loext:border="none"/>
    </style:style>
    <style:style style:name="T18" style:family="text">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ALIZA ACTIUNILOR LA BURSA</text:p>
      <text:p text:style-name="P1"/>
      <text:p text:style-name="P2"><text:tab/></text:p>
      <text:p text:style-name="P7"><text:span text:style-name="T12">1. </text:span><text:span text:style-name="T14">MACD (Moving </text:span><text:bookmark text:name="ctl00_phContent_header"/><text:span text:style-name="T13">Average Convergence Divergence</text:span><text:span text:style-name="T14">)</text:span></text:p>
      <text:p text:style-name="P7"><text:span text:style-name="T14"/></text:p>
      <text:p text:style-name="P9"><text:span text:style-name="T15"><text:tab/></text:span><text:span text:style-name="T7">este un indicator de trend ce cuantifica interdependenta dintre doua </text:span><text:a xlink:type="simple" xlink:href="http://www.tradeville.eu/analiza-tehnica/indicatori-analiza-tehnica/medie-mobila" text:style-name="Internet_20_link" text:visited-style-name="Visited_20_Internet_20_Link"><text:span text:style-name="T17">medii mobile</text:span></text:a><text:span text:style-name="T7"> ale preturilor. El se reprezinta grafic prin doua drepte ale caror intersectii dau semnale de tranzactionare: o linie continua (numita linia MACD) si o linie punctata (numita linia de semnal). Dreapta </text:span><text:span text:style-name="Strong_20_Emphasis"><text:span text:style-name="T8">MACD</text:span></text:span><text:span text:style-name="T7"> masoara diferenta dintre doua medii mobile exponentiale si reactioneaza relativ rapid la schimbarea preturilor. Dreapta de semnal este o medie mobila exponentiala a dreptei MACD. Aceasta reactioneaza mai încet la schimbarea preturilor.</text:span></text:p>
      <text:p text:style-name="P5"><text:span text:style-name="T11"/></text:p>
      <text:p text:style-name="P5"><text:span text:style-name="T11"/></text:p>
      <text:p text:style-name="P6"><text:span text:style-name="T11">2. Titlul trebuie să tranzacționeze deasupra mediei (MA de 50 zile)</text:span></text:p>
      <text:p text:style-name="P6"><text:span text:style-name="T11"/></text:p>
      <text:p text:style-name="P6"><text:span text:style-name="T11"/></text:p>
      <text:p text:style-name="P6"><text:span text:style-name="T11">3. Titlul trebuie să învingă rezistența</text:span></text:p>
      <text:p text:style-name="P6"><text:span text:style-name="T11"/></text:p>
      <text:p text:style-name="P6"><text:span text:style-name="T11"/></text:p>
      <text:p text:style-name="P6"><text:span text:style-name="T11">4. Titlul trebuie să se afle în faza 2</text:span></text:p>
      <text:p text:style-name="P6"><text:span text:style-name="T11"/></text:p>
      <text:p text:style-name="P6"><text:span text:style-name="T11"/></text:p>
      <text:p text:style-name="P6"><text:span text:style-name="T11">5. Volumul trebuie sa fie important</text:span></text:p>
      <text:p text:style-name="P6"><text:span text:style-name="T11"/></text:p>
      <text:p text:style-name="P6"><text:span text:style-name="T11"/></text:p>
      <text:p text:style-name="P6"><text:span text:style-name="T11">6. P/E trebuie sa fie în limite rezonabile</text:span></text:p>
      <text:p text:style-name="P6"><text:span text:style-name="T11"/></text:p>
      <text:p text:style-name="P8"><text:span text:style-name="T16"><text:tab/></text:span><text:span text:style-name="Strong_20_Emphasis"><text:span text:style-name="T4">Price earnings ratio (PER)</text:span></text:span><text:span text:style-name="T3"> este cel mai des utilizat multiplu de evaluare a </text:span><text:a xlink:type="simple" xlink:href="http://www.tradeville.eu/actiuni/actiuni-listate-bursa" text:style-name="Internet_20_link" text:visited-style-name="Visited_20_Internet_20_Link"><text:span text:style-name="T10">companiilor cotate la Bursa</text:span></text:a><text:span text:style-name="T3">. Motivul este simplu: scopul final al oricarei firme este obtinerea de profit, iar dimensiunea acestuia da, in ultima instanta, valoarea firmei.</text:span></text:p>
      <text:p text:style-name="P12"><text:span text:style-name="Strong_20_Emphasis"><text:span text:style-name="T4">Formula de calcul a PER</text:span></text:span><text:span text:style-name="T3"> este simpla, pretul de piata al actiunii fiind impartit la profitul pe actiune obtinut de firma. Rezultatul reprezinta numarul de ani necesari pentru ca pretul platit in prezent pentru o actiune sa fie recuperat din profiturile acesteia, in cazul in care profitul ramane la un nivel constant.</text:span></text:p>
      <text:p text:style-name="P12"><text:span text:style-name="T3"/></text:p>
      <text:p text:style-name="P10">I<text:span text:style-name="T18">ndicatorul poate fi calculat si impartind valoarea totala de piata a companiei la profitul total. Exista mai multe posibilitati de a calcula PER-ul, in functie de profitul utilizat: PER pe ultimele 12 luni, cu </text:span><text:soft-page-break/><text:span text:style-name="T18">profitul cumulat pe ultimele patru trimestre, PER pe ultimul an fiscal, cu profitul pe ultimul an fiscal incheiat, sau chiar pe un singur trimestru. Bineinteles, comparatiile intre doua sau mai multe firme sau intre perioade de timp diferite pentru aceeasi firma nu se pot face decat cu PER-uri calculate folosind acelasi tip de profit. O alta modalitate este folosirea unor estimari de profit pentru acea companie, ceea ce poate arata daca pretul actual este convenabil, avand in vedere perspectivele viitoare.</text:span></text:p>
      <text:p text:style-name="P11">Teoretic, pentru un investitor un PER mai mic este mai convenabil, pentru ca inseamna o recuperare mai rapida prin intermediul profitului a investitiei facute initial. In practica, PER-ul depinde mult de pretul actiunii, iar acesta la randul sau depinde de asteptarile pietei in privinta companiei sau a sectorului de activitate. Un pret de piata mic poate insemna ca investitorii in general se asteapta ca in viitor compania sa aiba rezultate mai proaste, iar daca asta se intampla pretul ar putea cobori si mai mult. Pe de alta parte, un PER mare poate insemna fie o supraevaluare a companiei, fie asteptari foarte optimiste din partea pietei.</text:p>
      <text:p text:style-name="P11">In general, companiile din sectoare de perspectiva, cum ar fi IT, biotehnologie etc. au PER-uri mai mari, in vreme ce companiile din sectoare cu perspective mediocre au PER-uri mai mici. De aceea e bine ca atunci cand se face o comparatie a PER-urilor mai multor companii, acestea sa fie din acelasi sector de activitate.</text:p>
      <text:p text:style-name="P12"><text:span text:style-name="Strong_20_Emphasis"><text:span text:style-name="T4">Formula de calcul PER:</text:span></text:span><text:span text:style-name="T3"><text:line-break/>Pret / EPS*, <text:line-break/>sau <text:line-break/>Capitalizare / Profit Net </text:span></text:p>
      <text:p text:style-name="P3"><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Condensed" svg:font-family="'Roboto Condensed', sans-serif"/>
    <style:font-face style:name="Roboto1" svg:font-family="Roboto, Arial"/>
    <style:font-face style:name="Roboto" svg:font-family="Roboto, Roboto, Arial"/>
    <style:font-face style:name="roboto" svg:font-family="roboto, 'Segoe ui', arial"/>
    <style:font-face style:name="Caladea" svg:font-family="Caladea" style:font-pitch="variable"/>
    <style:font-face style:name="DejaVu Sans" svg:font-family="'DejaVu San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meta:initial-creator>Scott Templer</meta:initial-creator>
    <meta:creation-date>2006-05-16T10:26:40</meta:creation-date>
    <dc:language>en-US</dc:language>
    <meta:editing-cycles>2</meta:editing-cycles>
    <meta:editing-duration>PT4M20S</meta:editing-duration>
    <dc:date>2017-09-16T17:20:44.410816278</dc:date>
    <meta:document-statistic meta:table-count="0" meta:image-count="0" meta:object-count="0" meta:page-count="2" meta:paragraph-count="15" meta:word-count="501" meta:character-count="3141" meta:non-whitespace-character-count="2648"/>
    <meta:user-defined meta:name="Info 1"/>
    <meta:user-defined meta:name="Info 2"/>
    <meta:user-defined meta:name="Info 3"/>
    <meta:user-defined meta:name="Info 4"/>
  </office:meta>
</office:document-meta>
</file>